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6.64mm"/>
    </style:style>
    <style:style style:name="co6" style:family="table-column">
      <style:table-column-properties fo:break-before="auto" style:column-width="39.44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8.12mm"/>
    </style:style>
    <style:style style:name="co9" style:family="table-column">
      <style:table-column-properties fo:break-before="auto" style:column-width="38.61mm"/>
    </style:style>
    <style:style style:name="co10" style:family="table-column">
      <style:table-column-properties fo:break-before="auto" style:column-width="34.91mm"/>
    </style:style>
    <style:style style:name="co11" style:family="table-column">
      <style:table-column-properties fo:break-before="auto" style:column-width="30.22mm"/>
    </style:style>
    <style:style style:name="co12" style:family="table-column">
      <style:table-column-properties fo:break-before="auto" style:column-width="41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00cc00"/>
      <style:text-properties style:text-position="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 style:data-style-name="N61">
      <style:text-properties style:text-position="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lass</text:p>
          </table:table-cell>
          <table:table-cell table:number-columns-repeated="2"/>
          <table:table-cell office:value-type="string" calcext:value-type="string">
            <text:p>Iris</text:p>
          </table:table-cell>
          <table:table-cell table:number-columns-repeated="2"/>
          <table:table-cell office:value-type="string" calcext:value-type="string">
            <text:p>Wine</text:p>
          </table:table-cell>
          <table:table-cell table:number-columns-repeated="2"/>
          <table:table-cell office:value-type="string" calcext:value-type="string">
            <text:p>Diabetes</text:p>
          </table:table-cell>
          <table:table-cell table:number-columns-repeated="2"/>
          <table:table-cell office:value-type="string" calcext:value-type="string">
            <text:p>Hear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- Tinkerbell:</text:p>
          </table:table-cell>
          <table:table-cell/>
          <table:table-cell table:number-columns-repeated="2" office:value-type="string" calcext:value-type="string">
            <text:p>- Tinkerbell:</text:p>
          </table:table-cell>
          <table:table-cell/>
          <table:table-cell table:number-columns-repeated="2" office:value-type="string" calcext:value-type="string">
            <text:p>- Tinkerbell:</text:p>
          </table:table-cell>
          <table:table-cell/>
          <table:table-cell table:number-columns-repeated="2" office:value-type="string" calcext:value-type="string">
            <text:p>- Tinkerbell:</text:p>
          </table:table-cell>
          <table:table-cell/>
          <table:table-cell table:number-columns-repeated="2" office:value-type="string" calcext:value-type="string">
            <text:p>- Tinkerbell:</text:p>
          </table:table-cell>
          <table:table-cell table:number-columns-repeated="6"/>
        </table:table-row>
        <table:table-row table:style-name="ro1">
          <table:table-cell office:value-type="float" office:value="0.0452518471968" calcext:value-type="float">
            <text:p>0.0452518472</text:p>
          </table:table-cell>
          <table:table-cell office:value-type="float" office:value="0.023311397435" calcext:value-type="float">
            <text:p>0.0233113974</text:p>
          </table:table-cell>
          <table:table-cell/>
          <table:table-cell office:value-type="float" office:value="0.00431351590788" calcext:value-type="float">
            <text:p>0.0043135159</text:p>
          </table:table-cell>
          <table:table-cell office:value-type="float" office:value="0.00214609493465" calcext:value-type="float">
            <text:p>0.0021460949</text:p>
          </table:table-cell>
          <table:table-cell/>
          <table:table-cell office:value-type="float" office:value="0.00447088689008" calcext:value-type="float">
            <text:p>0.0044708869</text:p>
          </table:table-cell>
          <table:table-cell table:style-name="ce3" office:value-type="float" office:value="0.0000262306643051" calcext:value-type="float">
            <text:p>2.62E-05</text:p>
          </table:table-cell>
          <table:table-cell/>
          <table:table-cell office:value-type="float" office:value="0.0660826719042" calcext:value-type="float">
            <text:p>0.0660826719</text:p>
          </table:table-cell>
          <table:table-cell office:value-type="float" office:value="0.062772313242" calcext:value-type="float">
            <text:p>0.0627723132</text:p>
          </table:table-cell>
          <table:table-cell/>
          <table:table-cell office:value-type="float" office:value="0.0652767353191" calcext:value-type="float">
            <text:p>0.0652767353</text:p>
          </table:table-cell>
          <table:table-cell office:value-type="float" office:value="0.0289325379101" calcext:value-type="float">
            <text:p>0.0289325379</text:p>
          </table:table-cell>
          <table:table-cell table:number-columns-repeated="6"/>
        </table:table-row>
        <table:table-row table:style-name="ro1">
          <table:table-cell office:value-type="float" office:value="-0.00899819760859" calcext:value-type="float">
            <text:p>-0.0089981976</text:p>
          </table:table-cell>
          <table:table-cell office:value-type="float" office:value="-0.00301944995783" calcext:value-type="float">
            <text:p>-0.00301945</text:p>
          </table:table-cell>
          <table:table-cell/>
          <table:table-cell office:value-type="float" office:value="-0.00189753359945" calcext:value-type="float">
            <text:p>-0.0018975336</text:p>
          </table:table-cell>
          <table:table-cell office:value-type="float" office:value="-0.00130336074203" calcext:value-type="float">
            <text:p>-0.0013033607</text:p>
          </table:table-cell>
          <table:table-cell/>
          <table:table-cell office:value-type="float" office:value="-0.00286295984103" calcext:value-type="float">
            <text:p>-0.0028629598</text:p>
          </table:table-cell>
          <table:table-cell table:style-name="ce3" office:value-type="float" office:value="-0.0000218754907929" calcext:value-type="float">
            <text:p>-2.19E-05</text:p>
          </table:table-cell>
          <table:table-cell/>
          <table:table-cell office:value-type="float" office:value="-0.00643041671861" calcext:value-type="float">
            <text:p>-0.0064304167</text:p>
          </table:table-cell>
          <table:table-cell office:value-type="float" office:value="-0.00542995699192" calcext:value-type="float">
            <text:p>-0.005429957</text:p>
          </table:table-cell>
          <table:table-cell/>
          <table:table-cell office:value-type="float" office:value="-0.0105786644107" calcext:value-type="float">
            <text:p>-0.0105786644</text:p>
          </table:table-cell>
          <table:table-cell office:value-type="float" office:value="-0.00250265678312" calcext:value-type="float">
            <text:p>-0.0025026568</text:p>
          </table:table-cell>
          <table:table-cell table:number-columns-repeated="6"/>
        </table:table-row>
        <table:table-row table:style-name="ro1">
          <table:table-cell office:value-type="float" office:value="0.0778830273783" calcext:value-type="float">
            <text:p>0.0778830274</text:p>
          </table:table-cell>
          <table:table-cell office:value-type="float" office:value="0.0578697208498" calcext:value-type="float">
            <text:p>0.0578697208</text:p>
          </table:table-cell>
          <table:table-cell/>
          <table:table-cell office:value-type="float" office:value="0.0273179753547" calcext:value-type="float">
            <text:p>0.0273179754</text:p>
          </table:table-cell>
          <table:table-cell office:value-type="float" office:value="0.0202878288461" calcext:value-type="float">
            <text:p>0.0202878288</text:p>
          </table:table-cell>
          <table:table-cell/>
          <table:table-cell office:value-type="float" office:value="0.0440833540885" calcext:value-type="float">
            <text:p>0.0440833541</text:p>
          </table:table-cell>
          <table:table-cell office:value-type="float" office:value="0.0105149593833" calcext:value-type="float">
            <text:p>0.0105149594</text:p>
          </table:table-cell>
          <table:table-cell/>
          <table:table-cell office:value-type="float" office:value="0.125102466505" calcext:value-type="float">
            <text:p>0.1251024665</text:p>
          </table:table-cell>
          <table:table-cell office:value-type="float" office:value="0.121016429122" calcext:value-type="float">
            <text:p>0.1210164291</text:p>
          </table:table-cell>
          <table:table-cell/>
          <table:table-cell office:value-type="float" office:value="0.115041919514" calcext:value-type="float">
            <text:p>0.1150419195</text:p>
          </table:table-cell>
          <table:table-cell office:value-type="float" office:value="0.0976913843969" calcext:value-type="float">
            <text:p>0.0976913844</text:p>
          </table:table-cell>
          <table:table-cell table:number-columns-repeated="6"/>
        </table:table-row>
        <table:table-row table:style-name="ro1">
          <table:table-cell office:value-type="float" office:value="-0.00696261735672" calcext:value-type="float">
            <text:p>-0.0069626174</text:p>
          </table:table-cell>
          <table:table-cell office:value-type="float" office:value="-0.00291135479832" calcext:value-type="float">
            <text:p>-0.0029113548</text:p>
          </table:table-cell>
          <table:table-cell/>
          <table:table-cell office:value-type="float" office:value="-0.0131102571497" calcext:value-type="float">
            <text:p>-0.0131102571</text:p>
          </table:table-cell>
          <table:table-cell office:value-type="float" office:value="-0.00886283380514" calcext:value-type="float">
            <text:p>-0.0088628338</text:p>
          </table:table-cell>
          <table:table-cell/>
          <table:table-cell office:value-type="float" office:value="-0.018709633393" calcext:value-type="float">
            <text:p>-0.0187096334</text:p>
          </table:table-cell>
          <table:table-cell office:value-type="float" office:value="-0.00571635713329" calcext:value-type="float">
            <text:p>-0.0057163571</text:p>
          </table:table-cell>
          <table:table-cell/>
          <table:table-cell office:value-type="float" office:value="-0.0104459371921" calcext:value-type="float">
            <text:p>-0.0104459372</text:p>
          </table:table-cell>
          <table:table-cell office:value-type="float" office:value="-0.0133245833628" calcext:value-type="float">
            <text:p>-0.0133245834</text:p>
          </table:table-cell>
          <table:table-cell/>
          <table:table-cell office:value-type="float" office:value="-0.01117743348" calcext:value-type="float">
            <text:p>-0.0111774335</text:p>
          </table:table-cell>
          <table:table-cell office:value-type="float" office:value="-0.00925730365515" calcext:value-type="float">
            <text:p>-0.0092573037</text:p>
          </table:table-cell>
          <table:table-cell table:number-columns-repeated="6"/>
        </table:table-row>
        <table:table-row table:style-name="ro1">
          <table:table-cell office:value-type="float" office:value="1.7656966631" calcext:value-type="float">
            <text:p>1.7656966631</text:p>
          </table:table-cell>
          <table:table-cell office:value-type="float" office:value="2.52469112591" calcext:value-type="float">
            <text:p>2.5246911259</text:p>
          </table:table-cell>
          <table:table-cell/>
          <table:table-cell office:value-type="float" office:value="7.26520511441" calcext:value-type="float">
            <text:p>7.2652051144</text:p>
          </table:table-cell>
          <table:table-cell office:value-type="float" office:value="14.9864899427" calcext:value-type="float">
            <text:p>14.9864899427</text:p>
          </table:table-cell>
          <table:table-cell/>
          <table:table-cell office:value-type="float" office:value="27.0083903761" calcext:value-type="float">
            <text:p>27.0083903761</text:p>
          </table:table-cell>
          <table:table-cell office:value-type="float" office:value="4042.90987568" calcext:value-type="float">
            <text:p>4042.90987568</text:p>
          </table:table-cell>
          <table:table-cell/>
          <table:table-cell office:value-type="float" office:value="1.92096131705" calcext:value-type="float">
            <text:p>1.9209613171</text:p>
          </table:table-cell>
          <table:table-cell office:value-type="float" office:value="1.95772470343" calcext:value-type="float">
            <text:p>1.9577247034</text:p>
          </table:table-cell>
          <table:table-cell/>
          <table:table-cell office:value-type="float" office:value="1.80094297673" calcext:value-type="float">
            <text:p>1.8009429767</text:p>
          </table:table-cell>
          <table:table-cell office:value-type="float" office:value="3.407092627" calcext:value-type="float">
            <text:p>3.407092627</text:p>
          </table:table-cell>
          <table:table-cell table:number-columns-repeated="6"/>
        </table:table-row>
        <table:table-row table:style-name="ro1">
          <table:table-cell office:value-type="float" office:value="-0.267126530011" calcext:value-type="float">
            <text:p>-0.26712653</text:p>
          </table:table-cell>
          <table:table-cell office:value-type="float" office:value="-0.350592377337" calcext:value-type="float">
            <text:p>-0.3505923773</text:p>
          </table:table-cell>
          <table:table-cell/>
          <table:table-cell office:value-type="float" office:value="-3.84632364947" calcext:value-type="float">
            <text:p>-3.8463236495</text:p>
          </table:table-cell>
          <table:table-cell office:value-type="float" office:value="-11.4991788242" calcext:value-type="float">
            <text:p>-11.4991788242</text:p>
          </table:table-cell>
          <table:table-cell/>
          <table:table-cell office:value-type="float" office:value="-55.4473070531" calcext:value-type="float">
            <text:p>-55.4473070531</text:p>
          </table:table-cell>
          <table:table-cell office:value-type="float" office:value="-11724.0482955" calcext:value-type="float">
            <text:p>-11724.0482955</text:p>
          </table:table-cell>
          <table:table-cell/>
          <table:table-cell office:value-type="float" office:value="-0.313345036946" calcext:value-type="float">
            <text:p>-0.3133450369</text:p>
          </table:table-cell>
          <table:table-cell office:value-type="float" office:value="-0.369080647917" calcext:value-type="float">
            <text:p>-0.3690806479</text:p>
          </table:table-cell>
          <table:table-cell/>
          <table:table-cell office:value-type="float" office:value="-0.276929103452" calcext:value-type="float">
            <text:p>-0.2769291035</text:p>
          </table:table-cell>
          <table:table-cell office:value-type="float" office:value="-0.46294443023" calcext:value-type="float">
            <text:p>-0.462944430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- Lozi:</text:p>
          </table:table-cell>
          <table:table-cell/>
          <table:table-cell table:number-columns-repeated="2" office:value-type="string" calcext:value-type="string">
            <text:p>- Lozi:</text:p>
          </table:table-cell>
          <table:table-cell/>
          <table:table-cell table:number-columns-repeated="2" office:value-type="string" calcext:value-type="string">
            <text:p>- Lozi:</text:p>
          </table:table-cell>
          <table:table-cell/>
          <table:table-cell table:number-columns-repeated="2" office:value-type="string" calcext:value-type="string">
            <text:p>- Lozi:</text:p>
          </table:table-cell>
          <table:table-cell/>
          <table:table-cell table:number-columns-repeated="2" office:value-type="string" calcext:value-type="string">
            <text:p>- Lozi:</text:p>
          </table:table-cell>
          <table:table-cell table:number-columns-repeated="6"/>
        </table:table-row>
        <table:table-row table:style-name="ro1">
          <table:table-cell office:value-type="float" office:value="0.0451049666156" calcext:value-type="float">
            <text:p>0.0451049666</text:p>
          </table:table-cell>
          <table:table-cell office:value-type="float" office:value="0.0224553465258" calcext:value-type="float">
            <text:p>0.0224553465</text:p>
          </table:table-cell>
          <table:table-cell/>
          <table:table-cell office:value-type="float" office:value="0.00482629616598" calcext:value-type="float">
            <text:p>0.0048262962</text:p>
          </table:table-cell>
          <table:table-cell office:value-type="float" office:value="0.00174290510229" calcext:value-type="float">
            <text:p>0.0017429051</text:p>
          </table:table-cell>
          <table:table-cell/>
          <table:table-cell office:value-type="float" office:value="0.00506288434886" calcext:value-type="float">
            <text:p>0.0050628843</text:p>
          </table:table-cell>
          <table:table-cell table:style-name="ce3" office:value-type="float" office:value="0.0000205451498437" calcext:value-type="float">
            <text:p>2.05E-05</text:p>
          </table:table-cell>
          <table:table-cell/>
          <table:table-cell office:value-type="float" office:value="0.0696655015398" calcext:value-type="float">
            <text:p>0.0696655015</text:p>
          </table:table-cell>
          <table:table-cell office:value-type="float" office:value="0.0611974042478" calcext:value-type="float">
            <text:p>0.0611974042</text:p>
          </table:table-cell>
          <table:table-cell/>
          <table:table-cell office:value-type="float" office:value="0.0598582137002" calcext:value-type="float">
            <text:p>0.0598582137</text:p>
          </table:table-cell>
          <table:table-cell office:value-type="float" office:value="0.0286448155306" calcext:value-type="float">
            <text:p>0.0286448155</text:p>
          </table:table-cell>
          <table:table-cell table:number-columns-repeated="6"/>
        </table:table-row>
        <table:table-row table:style-name="ro1">
          <table:table-cell office:value-type="float" office:value="-0.0158256864047" calcext:value-type="float">
            <text:p>-0.0158256864</text:p>
          </table:table-cell>
          <table:table-cell office:value-type="float" office:value="-0.00270292493344" calcext:value-type="float">
            <text:p>-0.0027029249</text:p>
          </table:table-cell>
          <table:table-cell/>
          <table:table-cell office:value-type="float" office:value="-0.00218312193982" calcext:value-type="float">
            <text:p>-0.0021831219</text:p>
          </table:table-cell>
          <table:table-cell office:value-type="float" office:value="-0.00136551549413" calcext:value-type="float">
            <text:p>-0.0013655155</text:p>
          </table:table-cell>
          <table:table-cell/>
          <table:table-cell office:value-type="float" office:value="-0.0018906914189" calcext:value-type="float">
            <text:p>-0.0018906914</text:p>
          </table:table-cell>
          <table:table-cell table:style-name="ce3" office:value-type="float" office:value="-0.000015372103328" calcext:value-type="float">
            <text:p>-1.54E-05</text:p>
          </table:table-cell>
          <table:table-cell/>
          <table:table-cell office:value-type="float" office:value="-0.00522834670505" calcext:value-type="float">
            <text:p>-0.0052283467</text:p>
          </table:table-cell>
          <table:table-cell office:value-type="float" office:value="-0.00416158214626" calcext:value-type="float">
            <text:p>-0.0041615821</text:p>
          </table:table-cell>
          <table:table-cell/>
          <table:table-cell office:value-type="float" office:value="-0.01262749486" calcext:value-type="float">
            <text:p>-0.0126274949</text:p>
          </table:table-cell>
          <table:table-cell office:value-type="float" office:value="-0.00369565022488" calcext:value-type="float">
            <text:p>-0.0036956502</text:p>
          </table:table-cell>
          <table:table-cell table:number-columns-repeated="6"/>
        </table:table-row>
        <table:table-row table:style-name="ro1">
          <table:table-cell office:value-type="float" office:value="0.0792802139475" calcext:value-type="float">
            <text:p>0.0792802139</text:p>
          </table:table-cell>
          <table:table-cell office:value-type="float" office:value="0.0592863098646" calcext:value-type="float">
            <text:p>0.0592863099</text:p>
          </table:table-cell>
          <table:table-cell/>
          <table:table-cell office:value-type="float" office:value="0.0243356764595" calcext:value-type="float">
            <text:p>0.0243356765</text:p>
          </table:table-cell>
          <table:table-cell office:value-type="float" office:value="0.019239710698" calcext:value-type="float">
            <text:p>0.0192397107</text:p>
          </table:table-cell>
          <table:table-cell/>
          <table:table-cell office:value-type="float" office:value="0.0430448692506" calcext:value-type="float">
            <text:p>0.0430448693</text:p>
          </table:table-cell>
          <table:table-cell office:value-type="float" office:value="0.0107255816153" calcext:value-type="float">
            <text:p>0.0107255816</text:p>
          </table:table-cell>
          <table:table-cell/>
          <table:table-cell office:value-type="float" office:value="0.122175925387" calcext:value-type="float">
            <text:p>0.1221759254</text:p>
          </table:table-cell>
          <table:table-cell office:value-type="float" office:value="0.119370255779" calcext:value-type="float">
            <text:p>0.1193702558</text:p>
          </table:table-cell>
          <table:table-cell/>
          <table:table-cell office:value-type="float" office:value="0.109992527551" calcext:value-type="float">
            <text:p>0.1099925276</text:p>
          </table:table-cell>
          <table:table-cell office:value-type="float" office:value="0.100413399101" calcext:value-type="float">
            <text:p>0.1004133991</text:p>
          </table:table-cell>
          <table:table-cell table:number-columns-repeated="6"/>
        </table:table-row>
        <table:table-row table:style-name="ro1">
          <table:table-cell office:value-type="float" office:value="-0.011482183936" calcext:value-type="float">
            <text:p>-0.0114821839</text:p>
          </table:table-cell>
          <table:table-cell office:value-type="float" office:value="-0.00711213385239" calcext:value-type="float">
            <text:p>-0.0071121339</text:p>
          </table:table-cell>
          <table:table-cell/>
          <table:table-cell office:value-type="float" office:value="-0.00897702250714" calcext:value-type="float">
            <text:p>-0.0089770225</text:p>
          </table:table-cell>
          <table:table-cell office:value-type="float" office:value="-0.00765649737454" calcext:value-type="float">
            <text:p>-0.0076564974</text:p>
          </table:table-cell>
          <table:table-cell/>
          <table:table-cell office:value-type="float" office:value="-0.015388047419" calcext:value-type="float">
            <text:p>-0.0153880474</text:p>
          </table:table-cell>
          <table:table-cell office:value-type="float" office:value="-0.00610373421885" calcext:value-type="float">
            <text:p>-0.0061037342</text:p>
          </table:table-cell>
          <table:table-cell/>
          <table:table-cell office:value-type="float" office:value="-0.0162358390717" calcext:value-type="float">
            <text:p>-0.0162358391</text:p>
          </table:table-cell>
          <table:table-cell office:value-type="float" office:value="-0.0109404830955" calcext:value-type="float">
            <text:p>-0.0109404831</text:p>
          </table:table-cell>
          <table:table-cell/>
          <table:table-cell office:value-type="float" office:value="-0.0190765613612" calcext:value-type="float">
            <text:p>-0.0190765614</text:p>
          </table:table-cell>
          <table:table-cell office:value-type="float" office:value="-0.0104324748511" calcext:value-type="float">
            <text:p>-0.0104324749</text:p>
          </table:table-cell>
          <table:table-cell table:number-columns-repeated="6"/>
        </table:table-row>
        <table:table-row table:style-name="ro1">
          <table:table-cell office:value-type="float" office:value="1.8812924869" calcext:value-type="float">
            <text:p>1.8812924869</text:p>
          </table:table-cell>
          <table:table-cell office:value-type="float" office:value="2.6845296976" calcext:value-type="float">
            <text:p>2.6845296976</text:p>
          </table:table-cell>
          <table:table-cell/>
          <table:table-cell office:value-type="float" office:value="7.16758581717" calcext:value-type="float">
            <text:p>7.1675858172</text:p>
          </table:table-cell>
          <table:table-cell office:value-type="float" office:value="20.0014144707" calcext:value-type="float">
            <text:p>20.0014144707</text:p>
          </table:table-cell>
          <table:table-cell/>
          <table:table-cell office:value-type="float" office:value="10.2892335754" calcext:value-type="float">
            <text:p>10.2892335754</text:p>
          </table:table-cell>
          <table:table-cell office:value-type="float" office:value="1131.28303309" calcext:value-type="float">
            <text:p>1131.28303309</text:p>
          </table:table-cell>
          <table:table-cell/>
          <table:table-cell office:value-type="float" office:value="1.77013492978" calcext:value-type="float">
            <text:p>1.7701349298</text:p>
          </table:table-cell>
          <table:table-cell office:value-type="float" office:value="1.96872699868" calcext:value-type="float">
            <text:p>1.9687269987</text:p>
          </table:table-cell>
          <table:table-cell/>
          <table:table-cell office:value-type="float" office:value="1.91099053622" calcext:value-type="float">
            <text:p>1.9109905362</text:p>
          </table:table-cell>
          <table:table-cell office:value-type="float" office:value="3.59017091775" calcext:value-type="float">
            <text:p>3.5901709178</text:p>
          </table:table-cell>
          <table:table-cell table:number-columns-repeated="6"/>
        </table:table-row>
        <table:table-row table:style-name="ro1">
          <table:table-cell office:value-type="float" office:value="-0.444181403146" calcext:value-type="float">
            <text:p>-0.4441814031</text:p>
          </table:table-cell>
          <table:table-cell office:value-type="float" office:value="-0.486994669485" calcext:value-type="float">
            <text:p>-0.4869946695</text:p>
          </table:table-cell>
          <table:table-cell/>
          <table:table-cell office:value-type="float" office:value="-5.88842053915" calcext:value-type="float">
            <text:p>-5.8884205392</text:p>
          </table:table-cell>
          <table:table-cell office:value-type="float" office:value="-16.2263569849" calcext:value-type="float">
            <text:p>-16.2263569849</text:p>
          </table:table-cell>
          <table:table-cell/>
          <table:table-cell office:value-type="float" office:value="-6.92538379624" calcext:value-type="float">
            <text:p>-6.9253837962</text:p>
          </table:table-cell>
          <table:table-cell office:value-type="float" office:value="-1292.45014322" calcext:value-type="float">
            <text:p>-1292.45014322</text:p>
          </table:table-cell>
          <table:table-cell/>
          <table:table-cell office:value-type="float" office:value="-0.310815716084" calcext:value-type="float">
            <text:p>-0.3108157161</text:p>
          </table:table-cell>
          <table:table-cell office:value-type="float" office:value="-0.300580736148" calcext:value-type="float">
            <text:p>-0.3005807361</text:p>
          </table:table-cell>
          <table:table-cell/>
          <table:table-cell office:value-type="float" office:value="-0.496232748042" calcext:value-type="float">
            <text:p>-0.496232748</text:p>
          </table:table-cell>
          <table:table-cell office:value-type="float" office:value="-0.726701261502" calcext:value-type="float">
            <text:p>-0.726701261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- Dissipative:</text:p>
          </table:table-cell>
          <table:table-cell/>
          <table:table-cell table:number-columns-repeated="2" office:value-type="string" calcext:value-type="string">
            <text:p>- Dissipative:</text:p>
          </table:table-cell>
          <table:table-cell/>
          <table:table-cell table:number-columns-repeated="2" office:value-type="string" calcext:value-type="string">
            <text:p>- Dissipative:</text:p>
          </table:table-cell>
          <table:table-cell/>
          <table:table-cell table:number-columns-repeated="2" office:value-type="string" calcext:value-type="string">
            <text:p>- Dissipative:</text:p>
          </table:table-cell>
          <table:table-cell/>
          <table:table-cell table:number-columns-repeated="2" office:value-type="string" calcext:value-type="string">
            <text:p>- Dissipative:</text:p>
          </table:table-cell>
          <table:table-cell table:number-columns-repeated="6"/>
        </table:table-row>
        <table:table-row table:style-name="ro1">
          <table:table-cell office:value-type="float" office:value="0.0438007872032" calcext:value-type="float">
            <text:p>0.0438007872</text:p>
          </table:table-cell>
          <table:table-cell office:value-type="float" office:value="0.0234946016924" calcext:value-type="float">
            <text:p>0.0234946017</text:p>
          </table:table-cell>
          <table:table-cell/>
          <table:table-cell office:value-type="float" office:value="0.00535656470697" calcext:value-type="float">
            <text:p>0.0053565647</text:p>
          </table:table-cell>
          <table:table-cell office:value-type="float" office:value="0.00177659265599" calcext:value-type="float">
            <text:p>0.0017765927</text:p>
          </table:table-cell>
          <table:table-cell/>
          <table:table-cell office:value-type="float" office:value="0.00562712813593" calcext:value-type="float">
            <text:p>0.0056271281</text:p>
          </table:table-cell>
          <table:table-cell table:style-name="ce3" office:value-type="float" office:value="0.0000181171197177" calcext:value-type="float">
            <text:p>1.81E-05</text:p>
          </table:table-cell>
          <table:table-cell/>
          <table:table-cell office:value-type="float" office:value="0.0705925671931" calcext:value-type="float">
            <text:p>0.0705925672</text:p>
          </table:table-cell>
          <table:table-cell office:value-type="float" office:value="0.0623773947601" calcext:value-type="float">
            <text:p>0.0623773948</text:p>
          </table:table-cell>
          <table:table-cell/>
          <table:table-cell office:value-type="float" office:value="0.0707966214089" calcext:value-type="float">
            <text:p>0.0707966214</text:p>
          </table:table-cell>
          <table:table-cell office:value-type="float" office:value="0.0280663756406" calcext:value-type="float">
            <text:p>0.0280663756</text:p>
          </table:table-cell>
          <table:table-cell table:number-columns-repeated="6"/>
        </table:table-row>
        <table:table-row table:style-name="ro1">
          <table:table-cell office:value-type="float" office:value="-0.0118963594224" calcext:value-type="float">
            <text:p>-0.0118963594</text:p>
          </table:table-cell>
          <table:table-cell office:value-type="float" office:value="-0.00277930681731" calcext:value-type="float">
            <text:p>-0.0027793068</text:p>
          </table:table-cell>
          <table:table-cell/>
          <table:table-cell office:value-type="float" office:value="-0.00288840442091" calcext:value-type="float">
            <text:p>-0.0028884044</text:p>
          </table:table-cell>
          <table:table-cell office:value-type="float" office:value="-0.00101989204879" calcext:value-type="float">
            <text:p>-0.001019892</text:p>
          </table:table-cell>
          <table:table-cell/>
          <table:table-cell office:value-type="float" office:value="-0.00311871097288" calcext:value-type="float">
            <text:p>-0.003118711</text:p>
          </table:table-cell>
          <table:table-cell table:style-name="ce3" office:value-type="float" office:value="-0.0000171317488914" calcext:value-type="float">
            <text:p>-1.71E-05</text:p>
          </table:table-cell>
          <table:table-cell/>
          <table:table-cell office:value-type="float" office:value="-0.0122583223175" calcext:value-type="float">
            <text:p>-0.0122583223</text:p>
          </table:table-cell>
          <table:table-cell office:value-type="float" office:value="-0.00490958395481" calcext:value-type="float">
            <text:p>-0.004909584</text:p>
          </table:table-cell>
          <table:table-cell/>
          <table:table-cell office:value-type="float" office:value="-0.0064793357263" calcext:value-type="float">
            <text:p>-0.0064793357</text:p>
          </table:table-cell>
          <table:table-cell office:value-type="float" office:value="-0.00410544795088" calcext:value-type="float">
            <text:p>-0.004105448</text:p>
          </table:table-cell>
          <table:table-cell table:number-columns-repeated="6"/>
        </table:table-row>
        <table:table-row table:style-name="ro1">
          <table:table-cell office:value-type="float" office:value="0.0783913402589" calcext:value-type="float">
            <text:p>0.0783913403</text:p>
          </table:table-cell>
          <table:table-cell office:value-type="float" office:value="0.0575460173809" calcext:value-type="float">
            <text:p>0.0575460174</text:p>
          </table:table-cell>
          <table:table-cell/>
          <table:table-cell office:value-type="float" office:value="0.0266009086875" calcext:value-type="float">
            <text:p>0.0266009087</text:p>
          </table:table-cell>
          <table:table-cell office:value-type="float" office:value="0.019893783636" calcext:value-type="float">
            <text:p>0.0198937836</text:p>
          </table:table-cell>
          <table:table-cell/>
          <table:table-cell office:value-type="float" office:value="0.0419718361386" calcext:value-type="float">
            <text:p>0.0419718361</text:p>
          </table:table-cell>
          <table:table-cell office:value-type="float" office:value="0.00930577152131" calcext:value-type="float">
            <text:p>0.0093057715</text:p>
          </table:table-cell>
          <table:table-cell/>
          <table:table-cell office:value-type="float" office:value="0.129699469422" calcext:value-type="float">
            <text:p>0.1296994694</text:p>
          </table:table-cell>
          <table:table-cell office:value-type="float" office:value="0.11840145343" calcext:value-type="float">
            <text:p>0.1184014534</text:p>
          </table:table-cell>
          <table:table-cell/>
          <table:table-cell office:value-type="float" office:value="0.112927856517" calcext:value-type="float">
            <text:p>0.1129278565</text:p>
          </table:table-cell>
          <table:table-cell office:value-type="float" office:value="0.101157019514" calcext:value-type="float">
            <text:p>0.1011570195</text:p>
          </table:table-cell>
          <table:table-cell table:number-columns-repeated="6"/>
        </table:table-row>
        <table:table-row table:style-name="ro1">
          <table:table-cell office:value-type="float" office:value="-0.0122858666524" calcext:value-type="float">
            <text:p>-0.0122858667</text:p>
          </table:table-cell>
          <table:table-cell office:value-type="float" office:value="-0.00591289425678" calcext:value-type="float">
            <text:p>-0.0059128943</text:p>
          </table:table-cell>
          <table:table-cell/>
          <table:table-cell office:value-type="float" office:value="-0.0131680135389" calcext:value-type="float">
            <text:p>-0.0131680135</text:p>
          </table:table-cell>
          <table:table-cell office:value-type="float" office:value="-0.00826170075057" calcext:value-type="float">
            <text:p>-0.0082617008</text:p>
          </table:table-cell>
          <table:table-cell/>
          <table:table-cell office:value-type="float" office:value="-0.0184031446091" calcext:value-type="float">
            <text:p>-0.0184031446</text:p>
          </table:table-cell>
          <table:table-cell office:value-type="float" office:value="-0.00501678183781" calcext:value-type="float">
            <text:p>-0.0050167818</text:p>
          </table:table-cell>
          <table:table-cell/>
          <table:table-cell office:value-type="float" office:value="-0.0197311454468" calcext:value-type="float">
            <text:p>-0.0197311454</text:p>
          </table:table-cell>
          <table:table-cell office:value-type="float" office:value="-0.0108983166189" calcext:value-type="float">
            <text:p>-0.0108983166</text:p>
          </table:table-cell>
          <table:table-cell/>
          <table:table-cell office:value-type="float" office:value="-0.0122744800119" calcext:value-type="float">
            <text:p>-0.01227448</text:p>
          </table:table-cell>
          <table:table-cell office:value-type="float" office:value="-0.00660727835844" calcext:value-type="float">
            <text:p>-0.0066072784</text:p>
          </table:table-cell>
          <table:table-cell table:number-columns-repeated="6"/>
        </table:table-row>
        <table:table-row table:style-name="ro1">
          <table:table-cell office:value-type="float" office:value="1.87329206307" calcext:value-type="float">
            <text:p>1.8732920631</text:p>
          </table:table-cell>
          <table:table-cell office:value-type="float" office:value="2.4940120861" calcext:value-type="float">
            <text:p>2.4940120861</text:p>
          </table:table-cell>
          <table:table-cell/>
          <table:table-cell office:value-type="float" office:value="6.56600247426" calcext:value-type="float">
            <text:p>6.5660024743</text:p>
          </table:table-cell>
          <table:table-cell office:value-type="float" office:value="16.5758342092" calcext:value-type="float">
            <text:p>16.5758342092</text:p>
          </table:table-cell>
          <table:table-cell/>
          <table:table-cell office:value-type="float" office:value="15.1338175596" calcext:value-type="float">
            <text:p>15.1338175596</text:p>
          </table:table-cell>
          <table:table-cell office:value-type="float" office:value="4393.26135078" calcext:value-type="float">
            <text:p>4393.26135078</text:p>
          </table:table-cell>
          <table:table-cell/>
          <table:table-cell office:value-type="float" office:value="1.87666195776" calcext:value-type="float">
            <text:p>1.8766619578</text:p>
          </table:table-cell>
          <table:table-cell office:value-type="float" office:value="1.91973813147" calcext:value-type="float">
            <text:p>1.9197381315</text:p>
          </table:table-cell>
          <table:table-cell/>
          <table:table-cell office:value-type="float" office:value="1.61821149029" calcext:value-type="float">
            <text:p>1.6182114903</text:p>
          </table:table-cell>
          <table:table-cell office:value-type="float" office:value="3.6995988971" calcext:value-type="float">
            <text:p>3.6995988971</text:p>
          </table:table-cell>
          <table:table-cell table:number-columns-repeated="6"/>
        </table:table-row>
        <table:table-row table:style-name="ro1">
          <table:table-cell office:value-type="float" office:value="-0.433689735166" calcext:value-type="float">
            <text:p>-0.4336897352</text:p>
          </table:table-cell>
          <table:table-cell office:value-type="float" office:value="-0.443459521119" calcext:value-type="float">
            <text:p>-0.4434595211</text:p>
          </table:table-cell>
          <table:table-cell/>
          <table:table-cell office:value-type="float" office:value="-5.10154630439" calcext:value-type="float">
            <text:p>-5.1015463044</text:p>
          </table:table-cell>
          <table:table-cell office:value-type="float" office:value="-13.2532537462" calcext:value-type="float">
            <text:p>-13.2532537462</text:p>
          </table:table-cell>
          <table:table-cell/>
          <table:table-cell office:value-type="float" office:value="-27.6165563204" calcext:value-type="float">
            <text:p>-27.6165563204</text:p>
          </table:table-cell>
          <table:table-cell office:value-type="float" office:value="-9666.40836217" calcext:value-type="float">
            <text:p>-9666.40836217</text:p>
          </table:table-cell>
          <table:table-cell/>
          <table:table-cell office:value-type="float" office:value="-0.372226365625" calcext:value-type="float">
            <text:p>-0.3722263656</text:p>
          </table:table-cell>
          <table:table-cell office:value-type="float" office:value="-0.312562268536" calcext:value-type="float">
            <text:p>-0.3125622685</text:p>
          </table:table-cell>
          <table:table-cell/>
          <table:table-cell office:value-type="float" office:value="-0.294817297489" calcext:value-type="float">
            <text:p>-0.2948172975</text:p>
          </table:table-cell>
          <table:table-cell office:value-type="float" office:value="-0.696566131371" calcext:value-type="float">
            <text:p>-0.696566131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- Random:</text:p>
          </table:table-cell>
          <table:table-cell/>
          <table:table-cell table:number-columns-repeated="2" office:value-type="string" calcext:value-type="string">
            <text:p>- Random:</text:p>
          </table:table-cell>
          <table:table-cell/>
          <table:table-cell table:number-columns-repeated="2" office:value-type="string" calcext:value-type="string">
            <text:p>- Random:</text:p>
          </table:table-cell>
          <table:table-cell/>
          <table:table-cell table:number-columns-repeated="2" office:value-type="string" calcext:value-type="string">
            <text:p>- Random:</text:p>
          </table:table-cell>
          <table:table-cell/>
          <table:table-cell table:number-columns-repeated="2" office:value-type="string" calcext:value-type="string">
            <text:p>- Random:</text:p>
          </table:table-cell>
          <table:table-cell table:number-columns-repeated="6"/>
        </table:table-row>
        <table:table-row table:style-name="ro1">
          <table:table-cell office:value-type="float" office:value="0.049246122632" calcext:value-type="float">
            <text:p>0.0492461226</text:p>
          </table:table-cell>
          <table:table-cell office:value-type="float" office:value="0.0229805570299" calcext:value-type="float">
            <text:p>0.022980557</text:p>
          </table:table-cell>
          <table:table-cell/>
          <table:table-cell office:value-type="float" office:value="0.0103397555892" calcext:value-type="float">
            <text:p>0.0103397556</text:p>
          </table:table-cell>
          <table:table-cell office:value-type="float" office:value="0.00253293093498" calcext:value-type="float">
            <text:p>0.0025329309</text:p>
          </table:table-cell>
          <table:table-cell/>
          <table:table-cell office:value-type="float" office:value="0.00449492971981" calcext:value-type="float">
            <text:p>0.0044949297</text:p>
          </table:table-cell>
          <table:table-cell table:style-name="ce3" office:value-type="float" office:value="0.0000233006964162" calcext:value-type="float">
            <text:p>2.33E-05</text:p>
          </table:table-cell>
          <table:table-cell/>
          <table:table-cell office:value-type="float" office:value="0.070201933763" calcext:value-type="float">
            <text:p>0.0702019338</text:p>
          </table:table-cell>
          <table:table-cell office:value-type="float" office:value="0.0629550076801" calcext:value-type="float">
            <text:p>0.0629550077</text:p>
          </table:table-cell>
          <table:table-cell/>
          <table:table-cell office:value-type="float" office:value="0.0687729018629" calcext:value-type="float">
            <text:p>0.0687729019</text:p>
          </table:table-cell>
          <table:table-cell office:value-type="float" office:value="0.0281793026712" calcext:value-type="float">
            <text:p>0.0281793027</text:p>
          </table:table-cell>
          <table:table-cell table:number-columns-repeated="6"/>
        </table:table-row>
        <table:table-row table:style-name="ro1">
          <table:table-cell office:value-type="float" office:value="-0.014376447457" calcext:value-type="float">
            <text:p>-0.0143764475</text:p>
          </table:table-cell>
          <table:table-cell office:value-type="float" office:value="-0.00228896647715" calcext:value-type="float">
            <text:p>-0.0022889665</text:p>
          </table:table-cell>
          <table:table-cell/>
          <table:table-cell office:value-type="float" office:value="-0.0215870548409" calcext:value-type="float">
            <text:p>-0.0215870548</text:p>
          </table:table-cell>
          <table:table-cell office:value-type="float" office:value="-0.00178531051066" calcext:value-type="float">
            <text:p>-0.0017853105</text:p>
          </table:table-cell>
          <table:table-cell/>
          <table:table-cell office:value-type="float" office:value="-0.00352727933751" calcext:value-type="float">
            <text:p>-0.0035272793</text:p>
          </table:table-cell>
          <table:table-cell table:style-name="ce3" office:value-type="float" office:value="-0.0000273716278234" calcext:value-type="float">
            <text:p>-2.74E-05</text:p>
          </table:table-cell>
          <table:table-cell/>
          <table:table-cell office:value-type="float" office:value="-0.00725499078568" calcext:value-type="float">
            <text:p>-0.0072549908</text:p>
          </table:table-cell>
          <table:table-cell office:value-type="float" office:value="-0.00294767348045" calcext:value-type="float">
            <text:p>-0.0029476735</text:p>
          </table:table-cell>
          <table:table-cell/>
          <table:table-cell office:value-type="float" office:value="-0.00943236308718" calcext:value-type="float">
            <text:p>-0.0094323631</text:p>
          </table:table-cell>
          <table:table-cell office:value-type="float" office:value="-0.00365427590289" calcext:value-type="float">
            <text:p>-0.0036542759</text:p>
          </table:table-cell>
          <table:table-cell table:number-columns-repeated="6"/>
        </table:table-row>
        <table:table-row table:style-name="ro1">
          <table:table-cell office:value-type="float" office:value="0.0807225118622" calcext:value-type="float">
            <text:p>0.0807225119</text:p>
          </table:table-cell>
          <table:table-cell office:value-type="float" office:value="0.0594540550369" calcext:value-type="float">
            <text:p>0.059454055</text:p>
          </table:table-cell>
          <table:table-cell/>
          <table:table-cell office:value-type="float" office:value="0.027437954602" calcext:value-type="float">
            <text:p>0.0274379546</text:p>
          </table:table-cell>
          <table:table-cell office:value-type="float" office:value="0.0171326359807" calcext:value-type="float">
            <text:p>0.017132636</text:p>
          </table:table-cell>
          <table:table-cell/>
          <table:table-cell office:value-type="float" office:value="0.0425700896348" calcext:value-type="float">
            <text:p>0.0425700896</text:p>
          </table:table-cell>
          <table:table-cell office:value-type="float" office:value="0.00994892952255" calcext:value-type="float">
            <text:p>0.0099489295</text:p>
          </table:table-cell>
          <table:table-cell/>
          <table:table-cell office:value-type="float" office:value="0.130557590878" calcext:value-type="float">
            <text:p>0.1305575909</text:p>
          </table:table-cell>
          <table:table-cell office:value-type="float" office:value="0.118471744973" calcext:value-type="float">
            <text:p>0.118471745</text:p>
          </table:table-cell>
          <table:table-cell/>
          <table:table-cell office:value-type="float" office:value="0.115375143392" calcext:value-type="float">
            <text:p>0.1153751434</text:p>
          </table:table-cell>
          <table:table-cell office:value-type="float" office:value="0.100231588671" calcext:value-type="float">
            <text:p>0.1002315887</text:p>
          </table:table-cell>
          <table:table-cell table:number-columns-repeated="6"/>
        </table:table-row>
        <table:table-row table:style-name="ro1">
          <table:table-cell office:value-type="float" office:value="-0.0172754954887" calcext:value-type="float">
            <text:p>-0.0172754955</text:p>
          </table:table-cell>
          <table:table-cell office:value-type="float" office:value="-0.00565366960223" calcext:value-type="float">
            <text:p>-0.0056536696</text:p>
          </table:table-cell>
          <table:table-cell/>
          <table:table-cell office:value-type="float" office:value="-0.0274322235306" calcext:value-type="float">
            <text:p>-0.0274322235</text:p>
          </table:table-cell>
          <table:table-cell office:value-type="float" office:value="-0.00603318918937" calcext:value-type="float">
            <text:p>-0.0060331892</text:p>
          </table:table-cell>
          <table:table-cell/>
          <table:table-cell office:value-type="float" office:value="-0.014548462644" calcext:value-type="float">
            <text:p>-0.0145484626</text:p>
          </table:table-cell>
          <table:table-cell office:value-type="float" office:value="-0.0046877082349" calcext:value-type="float">
            <text:p>-0.0046877082</text:p>
          </table:table-cell>
          <table:table-cell/>
          <table:table-cell office:value-type="float" office:value="-0.0192582914818" calcext:value-type="float">
            <text:p>-0.0192582915</text:p>
          </table:table-cell>
          <table:table-cell office:value-type="float" office:value="-0.0085734616454" calcext:value-type="float">
            <text:p>-0.0085734616</text:p>
          </table:table-cell>
          <table:table-cell/>
          <table:table-cell office:value-type="float" office:value="-0.0097575927731" calcext:value-type="float">
            <text:p>-0.0097575928</text:p>
          </table:table-cell>
          <table:table-cell office:value-type="float" office:value="-0.0119997835576" calcext:value-type="float">
            <text:p>-0.0119997836</text:p>
          </table:table-cell>
          <table:table-cell table:number-columns-repeated="6"/>
        </table:table-row>
        <table:table-row table:style-name="ro1">
          <table:table-cell office:value-type="float" office:value="1.69060593232" calcext:value-type="float">
            <text:p>1.6906059323</text:p>
          </table:table-cell>
          <table:table-cell office:value-type="float" office:value="2.62478755139" calcext:value-type="float">
            <text:p>2.6247875514</text:p>
          </table:table-cell>
          <table:table-cell/>
          <table:table-cell office:value-type="float" office:value="6.56074316056" calcext:value-type="float">
            <text:p>6.5607431606</text:p>
          </table:table-cell>
          <table:table-cell office:value-type="float" office:value="13.4835849732" calcext:value-type="float">
            <text:p>13.4835849732</text:p>
          </table:table-cell>
          <table:table-cell/>
          <table:table-cell office:value-type="float" office:value="66.8660072988" calcext:value-type="float">
            <text:p>66.8660072988</text:p>
          </table:table-cell>
          <table:table-cell office:value-type="float" office:value="3328.85793519" calcext:value-type="float">
            <text:p>3328.85793519</text:p>
          </table:table-cell>
          <table:table-cell/>
          <table:table-cell office:value-type="float" office:value="1.87566668755" calcext:value-type="float">
            <text:p>1.8756666876</text:p>
          </table:table-cell>
          <table:table-cell office:value-type="float" office:value="1.8898165011" calcext:value-type="float">
            <text:p>1.8898165011</text:p>
          </table:table-cell>
          <table:table-cell/>
          <table:table-cell office:value-type="float" office:value="1.7066815636" calcext:value-type="float">
            <text:p>1.7066815636</text:p>
          </table:table-cell>
          <table:table-cell office:value-type="float" office:value="3.65089603259" calcext:value-type="float">
            <text:p>3.6508960326</text:p>
          </table:table-cell>
          <table:table-cell table:number-columns-repeated="6"/>
        </table:table-row>
        <table:table-row table:style-name="ro1">
          <table:table-cell office:value-type="float" office:value="-0.307194061214" calcext:value-type="float">
            <text:p>-0.3071940612</text:p>
          </table:table-cell>
          <table:table-cell office:value-type="float" office:value="-0.455448632456" calcext:value-type="float">
            <text:p>-0.4554486325</text:p>
          </table:table-cell>
          <table:table-cell/>
          <table:table-cell office:value-type="float" office:value="-5.83649958289" calcext:value-type="float">
            <text:p>-5.8364995829</text:p>
          </table:table-cell>
          <table:table-cell office:value-type="float" office:value="-13.0702753184" calcext:value-type="float">
            <text:p>-13.0702753184</text:p>
          </table:table-cell>
          <table:table-cell/>
          <table:table-cell office:value-type="float" office:value="-192.173337787" calcext:value-type="float">
            <text:p>-192.173337787</text:p>
          </table:table-cell>
          <table:table-cell office:value-type="float" office:value="-6179.60725111" calcext:value-type="float">
            <text:p>-6179.60725111</text:p>
          </table:table-cell>
          <table:table-cell/>
          <table:table-cell office:value-type="float" office:value="-0.307047776055" calcext:value-type="float">
            <text:p>-0.3070477761</text:p>
          </table:table-cell>
          <table:table-cell office:value-type="float" office:value="-0.201324370558" calcext:value-type="float">
            <text:p>-0.2013243706</text:p>
          </table:table-cell>
          <table:table-cell/>
          <table:table-cell office:value-type="float" office:value="-0.248506125953" calcext:value-type="float">
            <text:p>-0.248506126</text:p>
          </table:table-cell>
          <table:table-cell office:value-type="float" office:value="-0.795225666273" calcext:value-type="float">
            <text:p>-0.7952256663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Von Neuman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max = None</text:p>
          </table:table-cell>
          <table:table-cell office:value-type="string" calcext:value-type="string">
            <text:p>Vmax = 0.1</text:p>
          </table:table-cell>
          <table:table-cell/>
          <table:table-cell office:value-type="string" calcext:value-type="string">
            <text:p>Vmax = None</text:p>
          </table:table-cell>
          <table:table-cell office:value-type="string" calcext:value-type="string">
            <text:p>Vmax = 0.1</text:p>
          </table:table-cell>
          <table:table-cell/>
          <table:table-cell office:value-type="string" calcext:value-type="string">
            <text:p>Vmax = None</text:p>
          </table:table-cell>
          <table:table-cell office:value-type="string" calcext:value-type="string">
            <text:p>Vmax = 0.1</text:p>
          </table:table-cell>
          <table:table-cell/>
          <table:table-cell office:value-type="string" calcext:value-type="string">
            <text:p>Vmax = None</text:p>
          </table:table-cell>
          <table:table-cell office:value-type="string" calcext:value-type="string">
            <text:p>Vmax = 0.1</text:p>
          </table:table-cell>
          <table:table-cell/>
          <table:table-cell office:value-type="string" calcext:value-type="string">
            <text:p>Vmax = None</text:p>
          </table:table-cell>
          <table:table-cell office:value-type="string" calcext:value-type="string">
            <text:p>Vmax = 0.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- Tinkerbell:</text:p>
          </table:table-cell>
          <table:table-cell/>
          <table:table-cell table:number-columns-repeated="2" office:value-type="string" calcext:value-type="string">
            <text:p>- Tinkerbell:</text:p>
          </table:table-cell>
          <table:table-cell/>
          <table:table-cell table:number-columns-repeated="2" office:value-type="string" calcext:value-type="string">
            <text:p>- Tinkerbell:</text:p>
          </table:table-cell>
          <table:table-cell/>
          <table:table-cell table:number-columns-repeated="2" office:value-type="string" calcext:value-type="string">
            <text:p>- Tinkerbell:</text:p>
          </table:table-cell>
          <table:table-cell/>
          <table:table-cell table:number-columns-repeated="2" office:value-type="string" calcext:value-type="string">
            <text:p>- Tinkerbell:</text:p>
          </table:table-cell>
          <table:table-cell table:number-columns-repeated="6"/>
        </table:table-row>
        <table:table-row table:style-name="ro1">
          <table:table-cell office:value-type="float" office:value="0.0676203443035" calcext:value-type="float">
            <text:p>0.0676203443</text:p>
          </table:table-cell>
          <table:table-cell office:value-type="float" office:value="0.061038542029" calcext:value-type="float">
            <text:p>0.061038542</text:p>
          </table:table-cell>
          <table:table-cell/>
          <table:table-cell office:value-type="float" office:value="0.0230610770495" calcext:value-type="float">
            <text:p>0.023061077</text:p>
          </table:table-cell>
          <table:table-cell office:value-type="float" office:value="0.00921532818328" calcext:value-type="float">
            <text:p>0.0092153282</text:p>
          </table:table-cell>
          <table:table-cell/>
          <table:table-cell office:value-type="float" office:value="0.0313855028348" calcext:value-type="float">
            <text:p>0.0313855028</text:p>
          </table:table-cell>
          <table:table-cell table:style-name="ce3" office:value-type="float" office:value="0.0000056090437145" calcext:value-type="float">
            <text:p>5.61E-06</text:p>
          </table:table-cell>
          <table:table-cell/>
          <table:table-cell office:value-type="float" office:value="0.137124059401" calcext:value-type="float">
            <text:p>0.1371240594</text:p>
          </table:table-cell>
          <table:table-cell office:value-type="float" office:value="0.129150345196" calcext:value-type="float">
            <text:p>0.1291503452</text:p>
          </table:table-cell>
          <table:table-cell/>
          <table:table-cell office:value-type="float" office:value="0.106145558893" calcext:value-type="float">
            <text:p>0.1061455589</text:p>
          </table:table-cell>
          <table:table-cell office:value-type="float" office:value="0.0649308438992" calcext:value-type="float">
            <text:p>0.0649308439</text:p>
          </table:table-cell>
          <table:table-cell table:number-columns-repeated="6"/>
        </table:table-row>
        <table:table-row table:style-name="ro1">
          <table:table-cell office:value-type="float" office:value="-0.00967831056469" calcext:value-type="float">
            <text:p>-0.0096783106</text:p>
          </table:table-cell>
          <table:table-cell office:value-type="float" office:value="0.00412373461044" calcext:value-type="float">
            <text:p>0.0041237346</text:p>
          </table:table-cell>
          <table:table-cell/>
          <table:table-cell office:value-type="float" office:value="0.00992221797851" calcext:value-type="float">
            <text:p>0.009922218</text:p>
          </table:table-cell>
          <table:table-cell office:value-type="float" office:value="0.00316726023341" calcext:value-type="float">
            <text:p>0.0031672602</text:p>
          </table:table-cell>
          <table:table-cell/>
          <table:table-cell office:value-type="float" office:value="0.0356867386413" calcext:value-type="float">
            <text:p>0.0356867386</text:p>
          </table:table-cell>
          <table:table-cell table:style-name="ce3" office:value-type="float" office:value="0.0000105024750692" calcext:value-type="float">
            <text:p>1.05E-05</text:p>
          </table:table-cell>
          <table:table-cell/>
          <table:table-cell office:value-type="float" office:value="0.0112928015516" calcext:value-type="float">
            <text:p>0.0112928016</text:p>
          </table:table-cell>
          <table:table-cell office:value-type="float" office:value="0.00447637371297" calcext:value-type="float">
            <text:p>0.0044763737</text:p>
          </table:table-cell>
          <table:table-cell/>
          <table:table-cell office:value-type="float" office:value="0.00727775858177" calcext:value-type="float">
            <text:p>0.0072777586</text:p>
          </table:table-cell>
          <table:table-cell office:value-type="float" office:value="0.00404229119931" calcext:value-type="float">
            <text:p>0.0040422912</text:p>
          </table:table-cell>
          <table:table-cell table:number-columns-repeated="6"/>
        </table:table-row>
        <table:table-row table:style-name="ro1">
          <table:table-cell office:value-type="float" office:value="0.087710987829" calcext:value-type="float">
            <text:p>0.0877109878</text:p>
          </table:table-cell>
          <table:table-cell office:value-type="float" office:value="0.0831755252015" calcext:value-type="float">
            <text:p>0.0831755252</text:p>
          </table:table-cell>
          <table:table-cell/>
          <table:table-cell office:value-type="float" office:value="0.0250631257296" calcext:value-type="float">
            <text:p>0.0250631257</text:p>
          </table:table-cell>
          <table:table-cell table:style-name="ce1" office:value-type="float" office:value="0.0166133427999" calcext:value-type="float">
            <text:p>0.0166133428</text:p>
          </table:table-cell>
          <table:table-cell/>
          <table:table-cell office:value-type="float" office:value="0.0601632684964" calcext:value-type="float">
            <text:p>0.0601632685</text:p>
          </table:table-cell>
          <table:table-cell office:value-type="float" office:value="0.0101393937467" calcext:value-type="float">
            <text:p>0.0101393937</text:p>
          </table:table-cell>
          <table:table-cell/>
          <table:table-cell office:value-type="float" office:value="0.172900038212" calcext:value-type="float">
            <text:p>0.1729000382</text:p>
          </table:table-cell>
          <table:table-cell office:value-type="float" office:value="0.161223641866" calcext:value-type="float">
            <text:p>0.1612236419</text:p>
          </table:table-cell>
          <table:table-cell/>
          <table:table-cell office:value-type="float" office:value="0.131604595091" calcext:value-type="float">
            <text:p>0.1316045951</text:p>
          </table:table-cell>
          <table:table-cell office:value-type="float" office:value="0.118879313152" calcext:value-type="float">
            <text:p>0.1188793132</text:p>
          </table:table-cell>
          <table:table-cell table:number-columns-repeated="6"/>
        </table:table-row>
        <table:table-row table:style-name="ro1">
          <table:table-cell office:value-type="float" office:value="-0.0136571499995" calcext:value-type="float">
            <text:p>-0.01365715</text:p>
          </table:table-cell>
          <table:table-cell office:value-type="float" office:value="0.00738097738089" calcext:value-type="float">
            <text:p>0.0073809774</text:p>
          </table:table-cell>
          <table:table-cell/>
          <table:table-cell office:value-type="float" office:value="0.0132338207194" calcext:value-type="float">
            <text:p>0.0132338207</text:p>
          </table:table-cell>
          <table:table-cell office:value-type="float" office:value="0.00730673257488" calcext:value-type="float">
            <text:p>0.0073067326</text:p>
          </table:table-cell>
          <table:table-cell/>
          <table:table-cell office:value-type="float" office:value="0.040704474239" calcext:value-type="float">
            <text:p>0.0407044742</text:p>
          </table:table-cell>
          <table:table-cell office:value-type="float" office:value="0.0057535245324" calcext:value-type="float">
            <text:p>0.0057535245</text:p>
          </table:table-cell>
          <table:table-cell/>
          <table:table-cell office:value-type="float" office:value="0.0178768732907" calcext:value-type="float">
            <text:p>0.0178768733</text:p>
          </table:table-cell>
          <table:table-cell office:value-type="float" office:value="0.00595937627415" calcext:value-type="float">
            <text:p>0.0059593763</text:p>
          </table:table-cell>
          <table:table-cell/>
          <table:table-cell office:value-type="float" office:value="0.00800570083293" calcext:value-type="float">
            <text:p>0.0080057008</text:p>
          </table:table-cell>
          <table:table-cell office:value-type="float" office:value="0.00902504830167" calcext:value-type="float">
            <text:p>0.0090250483</text:p>
          </table:table-cell>
          <table:table-cell table:number-columns-repeated="6"/>
        </table:table-row>
        <table:table-row table:style-name="ro1">
          <table:table-cell office:value-type="float" office:value="1.31367391095" calcext:value-type="float">
            <text:p>1.313673911</text:p>
          </table:table-cell>
          <table:table-cell office:value-type="float" office:value="1.37143484222" calcext:value-type="float">
            <text:p>1.3714348422</text:p>
          </table:table-cell>
          <table:table-cell/>
          <table:table-cell office:value-type="float" office:value="1.11893239445" calcext:value-type="float">
            <text:p>1.1189323945</text:p>
          </table:table-cell>
          <table:table-cell table:style-name="ce1" office:value-type="float" office:value="2.6179220133" calcext:value-type="float">
            <text:p>2.6179220133</text:p>
          </table:table-cell>
          <table:table-cell/>
          <table:table-cell office:value-type="float" office:value="7.50539998344" calcext:value-type="float">
            <text:p>7.5053999834</text:p>
          </table:table-cell>
          <table:table-cell office:value-type="float" office:value="396623.958545" calcext:value-type="float">
            <text:p>396623.958545</text:p>
          </table:table-cell>
          <table:table-cell/>
          <table:table-cell office:value-type="float" office:value="1.27755209099" calcext:value-type="float">
            <text:p>1.277552091</text:p>
          </table:table-cell>
          <table:table-cell office:value-type="float" office:value="1.25122088662" calcext:value-type="float">
            <text:p>1.2512208866</text:p>
          </table:table-cell>
          <table:table-cell/>
          <table:table-cell office:value-type="float" office:value="1.24656109841" calcext:value-type="float">
            <text:p>1.2465610984</text:p>
          </table:table-cell>
          <table:table-cell office:value-type="float" office:value="1.84041675138" calcext:value-type="float">
            <text:p>1.8404167514</text:p>
          </table:table-cell>
          <table:table-cell table:number-columns-repeated="6"/>
        </table:table-row>
        <table:table-row table:style-name="ro1">
          <table:table-cell office:value-type="float" office:value="-0.215528797838" calcext:value-type="float">
            <text:p>-0.2155287978</text:p>
          </table:table-cell>
          <table:table-cell office:value-type="float" office:value="0.169578133182" calcext:value-type="float">
            <text:p>0.1695781332</text:p>
          </table:table-cell>
          <table:table-cell/>
          <table:table-cell office:value-type="float" office:value="0.49370866316" calcext:value-type="float">
            <text:p>0.4937086632</text:p>
          </table:table-cell>
          <table:table-cell office:value-type="float" office:value="2.72659362673" calcext:value-type="float">
            <text:p>2.7265936267</text:p>
          </table:table-cell>
          <table:table-cell/>
          <table:table-cell office:value-type="float" office:value="9.27327766248" calcext:value-type="float">
            <text:p>9.2732776625</text:p>
          </table:table-cell>
          <table:table-cell office:value-type="float" office:value="1355246.09965" calcext:value-type="float">
            <text:p>1355246.09965</text:p>
          </table:table-cell>
          <table:table-cell/>
          <table:table-cell office:value-type="float" office:value="0.222987494873" calcext:value-type="float">
            <text:p>0.2229874949</text:p>
          </table:table-cell>
          <table:table-cell office:value-type="float" office:value="0.0883666467765" calcext:value-type="float">
            <text:p>0.0883666468</text:p>
          </table:table-cell>
          <table:table-cell/>
          <table:table-cell office:value-type="float" office:value="0.121877988722" calcext:value-type="float">
            <text:p>0.1218779887</text:p>
          </table:table-cell>
          <table:table-cell office:value-type="float" office:value="0.202234887291" calcext:value-type="float">
            <text:p>0.202234887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- Lozi:</text:p>
          </table:table-cell>
          <table:table-cell/>
          <table:table-cell table:number-columns-repeated="2" office:value-type="string" calcext:value-type="string">
            <text:p>- Lozi:</text:p>
          </table:table-cell>
          <table:table-cell/>
          <table:table-cell table:number-columns-repeated="2" office:value-type="string" calcext:value-type="string">
            <text:p>- Lozi:</text:p>
          </table:table-cell>
          <table:table-cell/>
          <table:table-cell table:number-columns-repeated="2" office:value-type="string" calcext:value-type="string">
            <text:p>- Lozi:</text:p>
          </table:table-cell>
          <table:table-cell/>
          <table:table-cell table:number-columns-repeated="2" office:value-type="string" calcext:value-type="string">
            <text:p>- Lozi:</text:p>
          </table:table-cell>
          <table:table-cell table:number-columns-repeated="6"/>
        </table:table-row>
        <table:table-row table:style-name="ro1">
          <table:table-cell table:style-name="ce1" office:value-type="float" office:value="0.0684339795434" calcext:value-type="float">
            <text:p>0.0684339795</text:p>
          </table:table-cell>
          <table:table-cell table:style-name="ce1" office:value-type="float" office:value="0.0608080799584" calcext:value-type="float">
            <text:p>0.06080808</text:p>
          </table:table-cell>
          <table:table-cell/>
          <table:table-cell office:value-type="float" office:value="0.0204175600216" calcext:value-type="float">
            <text:p>0.02041756</text:p>
          </table:table-cell>
          <table:table-cell office:value-type="float" office:value="0.00833094185845" calcext:value-type="float">
            <text:p>0.0083309419</text:p>
          </table:table-cell>
          <table:table-cell/>
          <table:table-cell office:value-type="float" office:value="0.0202800510358" calcext:value-type="float">
            <text:p>0.020280051</text:p>
          </table:table-cell>
          <table:table-cell table:style-name="ce3" office:value-type="float" office:value="0.0000101792683921" calcext:value-type="float">
            <text:p>1.02E-05</text:p>
          </table:table-cell>
          <table:table-cell/>
          <table:table-cell office:value-type="float" office:value="0.137369404806" calcext:value-type="float">
            <text:p>0.1373694048</text:p>
          </table:table-cell>
          <table:table-cell office:value-type="float" office:value="0.130101446697" calcext:value-type="float">
            <text:p>0.1301014467</text:p>
          </table:table-cell>
          <table:table-cell/>
          <table:table-cell office:value-type="float" office:value="0.100197758589" calcext:value-type="float">
            <text:p>0.1001977586</text:p>
          </table:table-cell>
          <table:table-cell office:value-type="float" office:value="0.0643644603362" calcext:value-type="float">
            <text:p>0.0643644603</text:p>
          </table:table-cell>
          <table:table-cell table:number-columns-repeated="6"/>
        </table:table-row>
        <table:table-row table:style-name="ro1">
          <table:table-cell office:value-type="float" office:value="-0.0068624740373" calcext:value-type="float">
            <text:p>-0.006862474</text:p>
          </table:table-cell>
          <table:table-cell office:value-type="float" office:value="0.00510084352594" calcext:value-type="float">
            <text:p>0.0051008435</text:p>
          </table:table-cell>
          <table:table-cell/>
          <table:table-cell office:value-type="float" office:value="0.00881115637591" calcext:value-type="float">
            <text:p>0.0088111564</text:p>
          </table:table-cell>
          <table:table-cell office:value-type="float" office:value="0.0031908831307" calcext:value-type="float">
            <text:p>0.0031908831</text:p>
          </table:table-cell>
          <table:table-cell/>
          <table:table-cell office:value-type="float" office:value="0.0325145721976" calcext:value-type="float">
            <text:p>0.0325145722</text:p>
          </table:table-cell>
          <table:table-cell table:style-name="ce3" office:value-type="float" office:value="0.0000251736316554" calcext:value-type="float">
            <text:p>2.52E-05</text:p>
          </table:table-cell>
          <table:table-cell/>
          <table:table-cell office:value-type="float" office:value="0.0113046671015" calcext:value-type="float">
            <text:p>0.0113046671</text:p>
          </table:table-cell>
          <table:table-cell office:value-type="float" office:value="0.00430089191706" calcext:value-type="float">
            <text:p>0.0043008919</text:p>
          </table:table-cell>
          <table:table-cell/>
          <table:table-cell office:value-type="float" office:value="0.0066703772081" calcext:value-type="float">
            <text:p>0.0066703772</text:p>
          </table:table-cell>
          <table:table-cell office:value-type="float" office:value="0.00308516459159" calcext:value-type="float">
            <text:p>0.0030851646</text:p>
          </table:table-cell>
          <table:table-cell table:number-columns-repeated="6"/>
        </table:table-row>
        <table:table-row table:style-name="ro1">
          <table:table-cell office:value-type="float" office:value="0.0863753872869" calcext:value-type="float">
            <text:p>0.0863753873</text:p>
          </table:table-cell>
          <table:table-cell table:style-name="ce1" office:value-type="float" office:value="0.0822900846558" calcext:value-type="float">
            <text:p>0.0822900847</text:p>
          </table:table-cell>
          <table:table-cell/>
          <table:table-cell office:value-type="float" office:value="0.0236933736143" calcext:value-type="float">
            <text:p>0.0236933736</text:p>
          </table:table-cell>
          <table:table-cell office:value-type="float" office:value="0.01842011186" calcext:value-type="float">
            <text:p>0.0184201119</text:p>
          </table:table-cell>
          <table:table-cell/>
          <table:table-cell office:value-type="float" office:value="0.0476996770927" calcext:value-type="float">
            <text:p>0.0476996771</text:p>
          </table:table-cell>
          <table:table-cell office:value-type="float" office:value="0.0101949194106" calcext:value-type="float">
            <text:p>0.0101949194</text:p>
          </table:table-cell>
          <table:table-cell/>
          <table:table-cell office:value-type="float" office:value="0.175804638752" calcext:value-type="float">
            <text:p>0.1758046388</text:p>
          </table:table-cell>
          <table:table-cell office:value-type="float" office:value="0.16238036638" calcext:value-type="float">
            <text:p>0.1623803664</text:p>
          </table:table-cell>
          <table:table-cell/>
          <table:table-cell office:value-type="float" office:value="0.124885991291" calcext:value-type="float">
            <text:p>0.1248859913</text:p>
          </table:table-cell>
          <table:table-cell office:value-type="float" office:value="0.120361288172" calcext:value-type="float">
            <text:p>0.1203612882</text:p>
          </table:table-cell>
          <table:table-cell table:number-columns-repeated="6"/>
        </table:table-row>
        <table:table-row table:style-name="ro1">
          <table:table-cell office:value-type="float" office:value="-0.00928529327628" calcext:value-type="float">
            <text:p>-0.0092852933</text:p>
          </table:table-cell>
          <table:table-cell office:value-type="float" office:value="0.00807250271838" calcext:value-type="float">
            <text:p>0.0080725027</text:p>
          </table:table-cell>
          <table:table-cell/>
          <table:table-cell office:value-type="float" office:value="0.00908906311846" calcext:value-type="float">
            <text:p>0.0090890631</text:p>
          </table:table-cell>
          <table:table-cell office:value-type="float" office:value="0.00789609158266" calcext:value-type="float">
            <text:p>0.0078960916</text:p>
          </table:table-cell>
          <table:table-cell/>
          <table:table-cell office:value-type="float" office:value="0.0418274876289" calcext:value-type="float">
            <text:p>0.0418274876</text:p>
          </table:table-cell>
          <table:table-cell office:value-type="float" office:value="0.0053912001987" calcext:value-type="float">
            <text:p>0.0053912002</text:p>
          </table:table-cell>
          <table:table-cell/>
          <table:table-cell office:value-type="float" office:value="0.0193871871014" calcext:value-type="float">
            <text:p>0.0193871871</text:p>
          </table:table-cell>
          <table:table-cell office:value-type="float" office:value="0.00641001952694" calcext:value-type="float">
            <text:p>0.0064100195</text:p>
          </table:table-cell>
          <table:table-cell/>
          <table:table-cell office:value-type="float" office:value="0.00804424232217" calcext:value-type="float">
            <text:p>0.0080442423</text:p>
          </table:table-cell>
          <table:table-cell office:value-type="float" office:value="0.00675047010078" calcext:value-type="float">
            <text:p>0.0067504701</text:p>
          </table:table-cell>
          <table:table-cell table:number-columns-repeated="6"/>
        </table:table-row>
        <table:table-row table:style-name="ro1">
          <table:table-cell office:value-type="float" office:value="1.27970440622" calcext:value-type="float">
            <text:p>1.2797044062</text:p>
          </table:table-cell>
          <table:table-cell table:style-name="ce1" office:value-type="float" office:value="1.36674597033" calcext:value-type="float">
            <text:p>1.3667459703</text:p>
          </table:table-cell>
          <table:table-cell/>
          <table:table-cell office:value-type="float" office:value="1.25016177035" calcext:value-type="float">
            <text:p>1.2501617704</text:p>
          </table:table-cell>
          <table:table-cell office:value-type="float" office:value="3.09107570037" calcext:value-type="float">
            <text:p>3.0910757004</text:p>
          </table:table-cell>
          <table:table-cell/>
          <table:table-cell office:value-type="float" office:value="10.0865305394" calcext:value-type="float">
            <text:p>10.0865305394</text:p>
          </table:table-cell>
          <table:table-cell office:value-type="float" office:value="31129.3501788" calcext:value-type="float">
            <text:p>31129.3501788</text:p>
          </table:table-cell>
          <table:table-cell/>
          <table:table-cell office:value-type="float" office:value="1.29596902742" calcext:value-type="float">
            <text:p>1.2959690274</text:p>
          </table:table-cell>
          <table:table-cell office:value-type="float" office:value="1.25059195066" calcext:value-type="float">
            <text:p>1.2505919507</text:p>
          </table:table-cell>
          <table:table-cell/>
          <table:table-cell office:value-type="float" office:value="1.2504259725" calcext:value-type="float">
            <text:p>1.2504259725</text:p>
          </table:table-cell>
          <table:table-cell office:value-type="float" office:value="1.87502154185" calcext:value-type="float">
            <text:p>1.8750215419</text:p>
          </table:table-cell>
          <table:table-cell table:number-columns-repeated="6"/>
        </table:table-row>
        <table:table-row table:style-name="ro1">
          <table:table-cell office:value-type="float" office:value="-0.22254790468" calcext:value-type="float">
            <text:p>-0.2225479047</text:p>
          </table:table-cell>
          <table:table-cell office:value-type="float" office:value="0.203229414204" calcext:value-type="float">
            <text:p>0.2032294142</text:p>
          </table:table-cell>
          <table:table-cell/>
          <table:table-cell office:value-type="float" office:value="0.443750387774" calcext:value-type="float">
            <text:p>0.4437503878</text:p>
          </table:table-cell>
          <table:table-cell office:value-type="float" office:value="2.73610950882" calcext:value-type="float">
            <text:p>2.7361095088</text:p>
          </table:table-cell>
          <table:table-cell/>
          <table:table-cell office:value-type="float" office:value="12.5528326227" calcext:value-type="float">
            <text:p>12.5528326227</text:p>
          </table:table-cell>
          <table:table-cell office:value-type="float" office:value="49291.8823746" calcext:value-type="float">
            <text:p>49291.8823746</text:p>
          </table:table-cell>
          <table:table-cell/>
          <table:table-cell office:value-type="float" office:value="0.228948134164" calcext:value-type="float">
            <text:p>0.2289481342</text:p>
          </table:table-cell>
          <table:table-cell office:value-type="float" office:value="0.0833597408297" calcext:value-type="float">
            <text:p>0.0833597408</text:p>
          </table:table-cell>
          <table:table-cell/>
          <table:table-cell office:value-type="float" office:value="0.0989708794979" calcext:value-type="float">
            <text:p>0.0989708795</text:p>
          </table:table-cell>
          <table:table-cell office:value-type="float" office:value="0.150929503106" calcext:value-type="float">
            <text:p>0.150929503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- Dissipative:</text:p>
          </table:table-cell>
          <table:table-cell/>
          <table:table-cell table:number-columns-repeated="2" office:value-type="string" calcext:value-type="string">
            <text:p>- Dissipative:</text:p>
          </table:table-cell>
          <table:table-cell/>
          <table:table-cell table:number-columns-repeated="2" office:value-type="string" calcext:value-type="string">
            <text:p>- Dissipative:</text:p>
          </table:table-cell>
          <table:table-cell/>
          <table:table-cell table:number-columns-repeated="2" office:value-type="string" calcext:value-type="string">
            <text:p>- Dissipative:</text:p>
          </table:table-cell>
          <table:table-cell/>
          <table:table-cell table:number-columns-repeated="2" office:value-type="string" calcext:value-type="string">
            <text:p>- Dissipative:</text:p>
          </table:table-cell>
          <table:table-cell table:number-columns-repeated="6"/>
        </table:table-row>
        <table:table-row table:style-name="ro1">
          <table:table-cell office:value-type="float" office:value="0.0716906941281" calcext:value-type="float">
            <text:p>0.0716906941</text:p>
          </table:table-cell>
          <table:table-cell office:value-type="float" office:value="0.0624204296875" calcext:value-type="float">
            <text:p>0.0624204297</text:p>
          </table:table-cell>
          <table:table-cell/>
          <table:table-cell office:value-type="float" office:value="0.020652179293" calcext:value-type="float">
            <text:p>0.0206521793</text:p>
          </table:table-cell>
          <table:table-cell table:style-name="ce1" office:value-type="float" office:value="0.00829776007814" calcext:value-type="float">
            <text:p>0.0082977601</text:p>
          </table:table-cell>
          <table:table-cell/>
          <table:table-cell office:value-type="float" office:value="0.0159231529273" calcext:value-type="float">
            <text:p>0.0159231529</text:p>
          </table:table-cell>
          <table:table-cell table:style-name="ce3" office:value-type="float" office:value="0.00000260735090579" calcext:value-type="float">
            <text:p>2.61E-06</text:p>
          </table:table-cell>
          <table:table-cell/>
          <table:table-cell office:value-type="float" office:value="0.141566751874" calcext:value-type="float">
            <text:p>0.1415667519</text:p>
          </table:table-cell>
          <table:table-cell office:value-type="float" office:value="0.132747136881" calcext:value-type="float">
            <text:p>0.1327471369</text:p>
          </table:table-cell>
          <table:table-cell/>
          <table:table-cell office:value-type="float" office:value="0.101103552732" calcext:value-type="float">
            <text:p>0.1011035527</text:p>
          </table:table-cell>
          <table:table-cell office:value-type="float" office:value="0.0642798603622" calcext:value-type="float">
            <text:p>0.0642798604</text:p>
          </table:table-cell>
          <table:table-cell table:number-columns-repeated="6"/>
        </table:table-row>
        <table:table-row table:style-name="ro1">
          <table:table-cell office:value-type="float" office:value="-0.0128955589947" calcext:value-type="float">
            <text:p>-0.012895559</text:p>
          </table:table-cell>
          <table:table-cell office:value-type="float" office:value="0.00480464556751" calcext:value-type="float">
            <text:p>0.0048046456</text:p>
          </table:table-cell>
          <table:table-cell/>
          <table:table-cell office:value-type="float" office:value="0.00596076557026" calcext:value-type="float">
            <text:p>0.0059607656</text:p>
          </table:table-cell>
          <table:table-cell office:value-type="float" office:value="0.00322787044313" calcext:value-type="float">
            <text:p>0.0032278704</text:p>
          </table:table-cell>
          <table:table-cell/>
          <table:table-cell office:value-type="float" office:value="0.0350025222283" calcext:value-type="float">
            <text:p>0.0350025222</text:p>
          </table:table-cell>
          <table:table-cell table:style-name="ce3" office:value-type="float" office:value="0.00000335198054152" calcext:value-type="float">
            <text:p>3.35E-06</text:p>
          </table:table-cell>
          <table:table-cell/>
          <table:table-cell office:value-type="float" office:value="0.00892817260016" calcext:value-type="float">
            <text:p>0.0089281726</text:p>
          </table:table-cell>
          <table:table-cell office:value-type="float" office:value="0.00320985683798" calcext:value-type="float">
            <text:p>0.0032098568</text:p>
          </table:table-cell>
          <table:table-cell/>
          <table:table-cell office:value-type="float" office:value="0.00606926259628" calcext:value-type="float">
            <text:p>0.0060692626</text:p>
          </table:table-cell>
          <table:table-cell office:value-type="float" office:value="0.00596851966464" calcext:value-type="float">
            <text:p>0.0059685197</text:p>
          </table:table-cell>
          <table:table-cell table:number-columns-repeated="6"/>
        </table:table-row>
        <table:table-row table:style-name="ro1">
          <table:table-cell table:style-name="ce1" office:value-type="float" office:value="0.0912853116842" calcext:value-type="float">
            <text:p>0.0912853117</text:p>
          </table:table-cell>
          <table:table-cell office:value-type="float" office:value="0.0845364967903" calcext:value-type="float">
            <text:p>0.0845364968</text:p>
          </table:table-cell>
          <table:table-cell/>
          <table:table-cell office:value-type="float" office:value="0.0237729763687" calcext:value-type="float">
            <text:p>0.0237729764</text:p>
          </table:table-cell>
          <table:table-cell office:value-type="float" office:value="0.017655930382" calcext:value-type="float">
            <text:p>0.0176559304</text:p>
          </table:table-cell>
          <table:table-cell/>
          <table:table-cell office:value-type="float" office:value="0.0439766854223" calcext:value-type="float">
            <text:p>0.0439766854</text:p>
          </table:table-cell>
          <table:table-cell office:value-type="float" office:value="0.0110354753029" calcext:value-type="float">
            <text:p>0.0110354753</text:p>
          </table:table-cell>
          <table:table-cell/>
          <table:table-cell office:value-type="float" office:value="0.178792920918" calcext:value-type="float">
            <text:p>0.1787929209</text:p>
          </table:table-cell>
          <table:table-cell office:value-type="float" office:value="0.160283127542" calcext:value-type="float">
            <text:p>0.1602831275</text:p>
          </table:table-cell>
          <table:table-cell/>
          <table:table-cell office:value-type="float" office:value="0.127200975747" calcext:value-type="float">
            <text:p>0.1272009757</text:p>
          </table:table-cell>
          <table:table-cell office:value-type="float" office:value="0.121654071166" calcext:value-type="float">
            <text:p>0.1216540712</text:p>
          </table:table-cell>
          <table:table-cell table:number-columns-repeated="6"/>
        </table:table-row>
        <table:table-row table:style-name="ro1">
          <table:table-cell office:value-type="float" office:value="-0.0149014238871" calcext:value-type="float">
            <text:p>-0.0149014239</text:p>
          </table:table-cell>
          <table:table-cell office:value-type="float" office:value="0.00766876979511" calcext:value-type="float">
            <text:p>0.0076687698</text:p>
          </table:table-cell>
          <table:table-cell/>
          <table:table-cell office:value-type="float" office:value="0.00651964254266" calcext:value-type="float">
            <text:p>0.0065196425</text:p>
          </table:table-cell>
          <table:table-cell office:value-type="float" office:value="0.00813848540587" calcext:value-type="float">
            <text:p>0.0081384854</text:p>
          </table:table-cell>
          <table:table-cell/>
          <table:table-cell office:value-type="float" office:value="0.0352658906661" calcext:value-type="float">
            <text:p>0.0352658907</text:p>
          </table:table-cell>
          <table:table-cell office:value-type="float" office:value="0.00552921719155" calcext:value-type="float">
            <text:p>0.0055292172</text:p>
          </table:table-cell>
          <table:table-cell/>
          <table:table-cell office:value-type="float" office:value="0.0206310009115" calcext:value-type="float">
            <text:p>0.0206310009</text:p>
          </table:table-cell>
          <table:table-cell office:value-type="float" office:value="0.00563159500397" calcext:value-type="float">
            <text:p>0.005631595</text:p>
          </table:table-cell>
          <table:table-cell/>
          <table:table-cell office:value-type="float" office:value="0.0097392946112" calcext:value-type="float">
            <text:p>0.0097392946</text:p>
          </table:table-cell>
          <table:table-cell office:value-type="float" office:value="0.00939176476659" calcext:value-type="float">
            <text:p>0.0093917648</text:p>
          </table:table-cell>
          <table:table-cell table:number-columns-repeated="6"/>
        </table:table-row>
        <table:table-row table:style-name="ro1">
          <table:table-cell office:value-type="float" office:value="1.29537791524" calcext:value-type="float">
            <text:p>1.2953779152</text:p>
          </table:table-cell>
          <table:table-cell office:value-type="float" office:value="1.36708748137" calcext:value-type="float">
            <text:p>1.3670874814</text:p>
          </table:table-cell>
          <table:table-cell/>
          <table:table-cell office:value-type="float" office:value="1.21050577737" calcext:value-type="float">
            <text:p>1.2105057774</text:p>
          </table:table-cell>
          <table:table-cell office:value-type="float" office:value="3.07521083361" calcext:value-type="float">
            <text:p>3.0752108336</text:p>
          </table:table-cell>
          <table:table-cell/>
          <table:table-cell office:value-type="float" office:value="11.6433532822" calcext:value-type="float">
            <text:p>11.6433532822</text:p>
          </table:table-cell>
          <table:table-cell office:value-type="float" office:value="107577.308458" calcext:value-type="float">
            <text:p>107577.308458</text:p>
          </table:table-cell>
          <table:table-cell/>
          <table:table-cell office:value-type="float" office:value="1.27365954837" calcext:value-type="float">
            <text:p>1.2736595484</text:p>
          </table:table-cell>
          <table:table-cell office:value-type="float" office:value="1.20893112092" calcext:value-type="float">
            <text:p>1.2089311209</text:p>
          </table:table-cell>
          <table:table-cell/>
          <table:table-cell office:value-type="float" office:value="1.26487493112" calcext:value-type="float">
            <text:p>1.2648749311</text:p>
          </table:table-cell>
          <table:table-cell office:value-type="float" office:value="1.92101234102" calcext:value-type="float">
            <text:p>1.921012341</text:p>
          </table:table-cell>
          <table:table-cell table:number-columns-repeated="6"/>
        </table:table-row>
        <table:table-row table:style-name="ro1">
          <table:table-cell office:value-type="float" office:value="-0.223924911742" calcext:value-type="float">
            <text:p>-0.2239249117</text:p>
          </table:table-cell>
          <table:table-cell office:value-type="float" office:value="0.196021483593" calcext:value-type="float">
            <text:p>0.1960214836</text:p>
          </table:table-cell>
          <table:table-cell/>
          <table:table-cell office:value-type="float" office:value="0.361705400845" calcext:value-type="float">
            <text:p>0.3617054008</text:p>
          </table:table-cell>
          <table:table-cell office:value-type="float" office:value="2.77589063327" calcext:value-type="float">
            <text:p>2.7758906333</text:p>
          </table:table-cell>
          <table:table-cell/>
          <table:table-cell office:value-type="float" office:value="18.4275564229" calcext:value-type="float">
            <text:p>18.4275564229</text:p>
          </table:table-cell>
          <table:table-cell office:value-type="float" office:value="200753.411314" calcext:value-type="float">
            <text:p>200753.411314</text:p>
          </table:table-cell>
          <table:table-cell/>
          <table:table-cell office:value-type="float" office:value="0.206006490987" calcext:value-type="float">
            <text:p>0.206006491</text:p>
          </table:table-cell>
          <table:table-cell office:value-type="float" office:value="0.0680541101314" calcext:value-type="float">
            <text:p>0.0680541101</text:p>
          </table:table-cell>
          <table:table-cell/>
          <table:table-cell office:value-type="float" office:value="0.14388555051" calcext:value-type="float">
            <text:p>0.1438855505</text:p>
          </table:table-cell>
          <table:table-cell office:value-type="float" office:value="0.324871360186" calcext:value-type="float">
            <text:p>0.324871360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- Random:</text:p>
          </table:table-cell>
          <table:table-cell/>
          <table:table-cell table:number-columns-repeated="2" office:value-type="string" calcext:value-type="string">
            <text:p>- Random:</text:p>
          </table:table-cell>
          <table:table-cell/>
          <table:table-cell table:number-columns-repeated="2" office:value-type="string" calcext:value-type="string">
            <text:p>- Random:</text:p>
          </table:table-cell>
          <table:table-cell/>
          <table:table-cell table:number-columns-repeated="2" office:value-type="string" calcext:value-type="string">
            <text:p>- Random:</text:p>
          </table:table-cell>
          <table:table-cell/>
          <table:table-cell table:number-columns-repeated="2" office:value-type="string" calcext:value-type="string">
            <text:p>- Random:</text:p>
          </table:table-cell>
          <table:table-cell table:number-columns-repeated="6"/>
        </table:table-row>
        <table:table-row table:style-name="ro1">
          <table:table-cell office:value-type="float" office:value="0.0671769754532" calcext:value-type="float">
            <text:p>0.0671769755</text:p>
          </table:table-cell>
          <table:table-cell table:style-name="ce2" office:value-type="float" office:value="0.0630009763277" calcext:value-type="float">
            <text:p>0.0630009763</text:p>
          </table:table-cell>
          <table:table-cell/>
          <table:table-cell table:style-name="ce1" office:value-type="float" office:value="0.0186263894652" calcext:value-type="float">
            <text:p>0.0186263895</text:p>
          </table:table-cell>
          <table:table-cell office:value-type="float" office:value="0.00886477754764" calcext:value-type="float">
            <text:p>0.0088647775</text:p>
          </table:table-cell>
          <table:table-cell/>
          <table:table-cell office:value-type="float" office:value="0.00854521654581" calcext:value-type="float">
            <text:p>0.0085452165</text:p>
          </table:table-cell>
          <table:table-cell table:style-name="ce3" office:value-type="float" office:value="0.00000229026719081" calcext:value-type="float">
            <text:p>2.29E-06</text:p>
          </table:table-cell>
          <table:table-cell/>
          <table:table-cell office:value-type="float" office:value="0.138954617372" calcext:value-type="float">
            <text:p>0.1389546174</text:p>
          </table:table-cell>
          <table:table-cell office:value-type="float" office:value="0.131405288251" calcext:value-type="float">
            <text:p>0.1314052883</text:p>
          </table:table-cell>
          <table:table-cell/>
          <table:table-cell office:value-type="float" office:value="0.101385982396" calcext:value-type="float">
            <text:p>0.1013859824</text:p>
          </table:table-cell>
          <table:table-cell office:value-type="float" office:value="0.0649044825215" calcext:value-type="float">
            <text:p>0.0649044825</text:p>
          </table:table-cell>
          <table:table-cell table:number-columns-repeated="6"/>
        </table:table-row>
        <table:table-row table:style-name="ro1">
          <table:table-cell office:value-type="float" office:value="-0.00895913370808" calcext:value-type="float">
            <text:p>-0.0089591337</text:p>
          </table:table-cell>
          <table:table-cell office:value-type="float" office:value="0.0060183941468" calcext:value-type="float">
            <text:p>0.0060183941</text:p>
          </table:table-cell>
          <table:table-cell/>
          <table:table-cell office:value-type="float" office:value="0.00690377982035" calcext:value-type="float">
            <text:p>0.0069037798</text:p>
          </table:table-cell>
          <table:table-cell office:value-type="float" office:value="0.00308016751326" calcext:value-type="float">
            <text:p>0.0030801675</text:p>
          </table:table-cell>
          <table:table-cell/>
          <table:table-cell office:value-type="float" office:value="0.00862107722086" calcext:value-type="float">
            <text:p>0.0086210772</text:p>
          </table:table-cell>
          <table:table-cell table:style-name="ce3" office:value-type="float" office:value="0.00000366036046085" calcext:value-type="float">
            <text:p>3.66E-06</text:p>
          </table:table-cell>
          <table:table-cell/>
          <table:table-cell office:value-type="float" office:value="0.00724236115369" calcext:value-type="float">
            <text:p>0.0072423612</text:p>
          </table:table-cell>
          <table:table-cell office:value-type="float" office:value="0.00298632798303" calcext:value-type="float">
            <text:p>0.002986328</text:p>
          </table:table-cell>
          <table:table-cell/>
          <table:table-cell office:value-type="float" office:value="0.00625972405939" calcext:value-type="float">
            <text:p>0.0062597241</text:p>
          </table:table-cell>
          <table:table-cell office:value-type="float" office:value="0.0051443909892" calcext:value-type="float">
            <text:p>0.005144391</text:p>
          </table:table-cell>
          <table:table-cell table:number-columns-repeated="6"/>
        </table:table-row>
        <table:table-row table:style-name="ro1">
          <table:table-cell office:value-type="float" office:value="0.0842115506335" calcext:value-type="float">
            <text:p>0.0842115506</text:p>
          </table:table-cell>
          <table:table-cell office:value-type="float" office:value="0.0856678692265" calcext:value-type="float">
            <text:p>0.0856678692</text:p>
          </table:table-cell>
          <table:table-cell/>
          <table:table-cell table:style-name="ce1" office:value-type="float" office:value="0.0193886904341" calcext:value-type="float">
            <text:p>0.0193886904</text:p>
          </table:table-cell>
          <table:table-cell office:value-type="float" office:value="0.0170610056305" calcext:value-type="float">
            <text:p>0.0170610056</text:p>
          </table:table-cell>
          <table:table-cell/>
          <table:table-cell office:value-type="float" office:value="0.0391140393682" calcext:value-type="float">
            <text:p>0.0391140394</text:p>
          </table:table-cell>
          <table:table-cell office:value-type="float" office:value="0.010549445465" calcext:value-type="float">
            <text:p>0.0105494455</text:p>
          </table:table-cell>
          <table:table-cell/>
          <table:table-cell office:value-type="float" office:value="0.175059542416" calcext:value-type="float">
            <text:p>0.1750595424</text:p>
          </table:table-cell>
          <table:table-cell office:value-type="float" office:value="0.161643813353" calcext:value-type="float">
            <text:p>0.1616438134</text:p>
          </table:table-cell>
          <table:table-cell/>
          <table:table-cell office:value-type="float" office:value="0.126845800288" calcext:value-type="float">
            <text:p>0.1268458003</text:p>
          </table:table-cell>
          <table:table-cell office:value-type="float" office:value="0.119486268565" calcext:value-type="float">
            <text:p>0.1194862686</text:p>
          </table:table-cell>
          <table:table-cell table:number-columns-repeated="6"/>
        </table:table-row>
        <table:table-row table:style-name="ro1">
          <table:table-cell office:value-type="float" office:value="-0.0139712799577" calcext:value-type="float">
            <text:p>-0.01397128</text:p>
          </table:table-cell>
          <table:table-cell office:value-type="float" office:value="0.0104445967541" calcext:value-type="float">
            <text:p>0.0104445968</text:p>
          </table:table-cell>
          <table:table-cell/>
          <table:table-cell office:value-type="float" office:value="0.00760580033775" calcext:value-type="float">
            <text:p>0.0076058003</text:p>
          </table:table-cell>
          <table:table-cell office:value-type="float" office:value="0.00761394103315" calcext:value-type="float">
            <text:p>0.007613941</text:p>
          </table:table-cell>
          <table:table-cell/>
          <table:table-cell office:value-type="float" office:value="0.0267380891727" calcext:value-type="float">
            <text:p>0.0267380892</text:p>
          </table:table-cell>
          <table:table-cell office:value-type="float" office:value="0.00467899536395" calcext:value-type="float">
            <text:p>0.0046789954</text:p>
          </table:table-cell>
          <table:table-cell/>
          <table:table-cell office:value-type="float" office:value="0.0173846465178" calcext:value-type="float">
            <text:p>0.0173846465</text:p>
          </table:table-cell>
          <table:table-cell office:value-type="float" office:value="0.00730691828751" calcext:value-type="float">
            <text:p>0.0073069183</text:p>
          </table:table-cell>
          <table:table-cell/>
          <table:table-cell office:value-type="float" office:value="0.0115180077978" calcext:value-type="float">
            <text:p>0.0115180078</text:p>
          </table:table-cell>
          <table:table-cell office:value-type="float" office:value="0.00966939675499" calcext:value-type="float">
            <text:p>0.0096693968</text:p>
          </table:table-cell>
          <table:table-cell table:number-columns-repeated="6"/>
        </table:table-row>
        <table:table-row table:style-name="ro1">
          <table:table-cell table:style-name="ce1" office:value-type="float" office:value="1.26422974584" calcext:value-type="float">
            <text:p>1.2642297458</text:p>
          </table:table-cell>
          <table:table-cell office:value-type="float" office:value="1.37221453734" calcext:value-type="float">
            <text:p>1.3722145373</text:p>
          </table:table-cell>
          <table:table-cell/>
          <table:table-cell table:style-name="ce1" office:value-type="float" office:value="1.11046472572" calcext:value-type="float">
            <text:p>1.1104647257</text:p>
          </table:table-cell>
          <table:table-cell office:value-type="float" office:value="2.68828159022" calcext:value-type="float">
            <text:p>2.6882815902</text:p>
          </table:table-cell>
          <table:table-cell/>
          <table:table-cell office:value-type="float" office:value="12.2053416997" calcext:value-type="float">
            <text:p>12.2053416997</text:p>
          </table:table-cell>
          <table:table-cell office:value-type="float" office:value="50478.8035598" calcext:value-type="float">
            <text:p>50478.8035598</text:p>
          </table:table-cell>
          <table:table-cell/>
          <table:table-cell office:value-type="float" office:value="1.26786805341" calcext:value-type="float">
            <text:p>1.2678680534</text:p>
          </table:table-cell>
          <table:table-cell office:value-type="float" office:value="1.23173710581" calcext:value-type="float">
            <text:p>1.2317371058</text:p>
          </table:table-cell>
          <table:table-cell/>
          <table:table-cell office:value-type="float" office:value="1.25760492989" calcext:value-type="float">
            <text:p>1.2576049299</text:p>
          </table:table-cell>
          <table:table-cell office:value-type="float" office:value="1.86392564054" calcext:value-type="float">
            <text:p>1.8639256405</text:p>
          </table:table-cell>
          <table:table-cell table:number-columns-repeated="6"/>
        </table:table-row>
        <table:table-row table:style-name="ro1">
          <table:table-cell office:value-type="float" office:value="-0.207465486272" calcext:value-type="float">
            <text:p>-0.2074654863</text:p>
          </table:table-cell>
          <table:table-cell office:value-type="float" office:value="0.214361936015" calcext:value-type="float">
            <text:p>0.214361936</text:p>
          </table:table-cell>
          <table:table-cell/>
          <table:table-cell office:value-type="float" office:value="0.414793162565" calcext:value-type="float">
            <text:p>0.4147931626</text:p>
          </table:table-cell>
          <table:table-cell office:value-type="float" office:value="2.43632074494" calcext:value-type="float">
            <text:p>2.4363207449</text:p>
          </table:table-cell>
          <table:table-cell/>
          <table:table-cell office:value-type="float" office:value="21.9958379301" calcext:value-type="float">
            <text:p>21.9958379301</text:p>
          </table:table-cell>
          <table:table-cell office:value-type="float" office:value="91026.824977" calcext:value-type="float">
            <text:p>91026.824977</text:p>
          </table:table-cell>
          <table:table-cell/>
          <table:table-cell office:value-type="float" office:value="0.175837389368" calcext:value-type="float">
            <text:p>0.1758373894</text:p>
          </table:table-cell>
          <table:table-cell office:value-type="float" office:value="0.0798886890825" calcext:value-type="float">
            <text:p>0.0798886891</text:p>
          </table:table-cell>
          <table:table-cell/>
          <table:table-cell office:value-type="float" office:value="0.152415514728" calcext:value-type="float">
            <text:p>0.1524155147</text:p>
          </table:table-cell>
          <table:table-cell office:value-type="float" office:value="0.298255880683" calcext:value-type="float">
            <text:p>0.298255880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00/00/00</text:date>, <text:time style:data-style-name="N2" text:time-value="12:20:22.738428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2:28:40.910325844</meta:creation-date>
    <dc:date>2017-11-05T12:20:32.396324170</dc:date>
    <meta:editing-duration>P1DT20H2M14S</meta:editing-duration>
    <meta:editing-cycles>38</meta:editing-cycles>
    <meta:generator>LibreOffice/5.1.6.2$Linux_X86_64 LibreOffice_project/10m0$Build-2</meta:generator>
    <meta:document-statistic meta:table-count="1" meta:cell-count="576" meta:object-count="0"/>
  </office:meta>
</office:document-meta>
</file>